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5cm" draw:marker-end-width="0.25cm" draw:fill="solid" draw:fill-color="#e6e6e6" draw:textarea-vertical-align="middle" fo:padding-top="0.14cm" fo:padding-bottom="0.14cm" fo:padding-left="0.265cm" fo:padding-right="0.265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4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0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2" style:family="graphic" style:parent-style-name="standard">
      <style:graphic-properties svg:stroke-width="0.03cm" svg:stroke-color="#000000" draw:marker-start-width="0.25cm" draw:marker-end-width="0.25cm" draw:fill="solid" draw:fill-color="#008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4" style:family="graphic">
      <style:graphic-properties style:writing-mode="lr-tb" loext:decorative="false"/>
    </style:style>
    <style:style style:name="gr1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="solid" draw:fill-color="#000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8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gr19" style:family="graphic" style:parent-style-name="objectwithoutfill">
      <style:graphic-properties draw:marker-start="" draw:marker-end="Small_20_Arrow" draw:marker-end-width="0.12cm" draw:fill="none" draw:textarea-vertical-align="middle" loext:decorative="false"/>
    </style:style>
    <style:style style:name="gr20" style:family="graphic" style:parent-style-name="objectwithoutfill">
      <style:graphic-properties draw:marker-start="Small_20_Arrow" draw:marker-start-width="0.12cm" draw:marker-end="" draw:marker-end-width="0.2cm" draw:fill="none" draw:textarea-vertical-align="middle" loext:decorative="false"/>
    </style:style>
    <style:style style:name="gr21" style:family="graphic" style:parent-style-name="standard">
      <style:graphic-properties draw:stroke="dash" draw:stroke-dash="Ultrafine_20_Dashed" svg:stroke-color="#ff0000" draw:fill="solid" draw:fill-color="#ffffff" draw:opacity="0%" draw:textarea-horizontal-align="justify" draw:textarea-vertical-align="middle" draw:auto-grow-height="false" fo:min-height="2.154cm" fo:min-width="2.682cm" draw:shadow-opacity="0%" loext:decorative="false"/>
    </style:style>
    <style:style style:name="gr22" style:family="graphic" style:parent-style-name="objectwithoutfill">
      <style:graphic-properties draw:marker-start="Small_20_Arrow" draw:marker-start-width="0.08cm" draw:marker-end="Small_20_Arrow" draw:marker-end-width="0.08cm" draw:fill="none" draw:textarea-vertical-align="middle" loext:decorative="false"/>
    </style:style>
    <style:style style:name="gr23" style:family="graphic" style:parent-style-name="standard">
      <style:graphic-properties draw:stroke="dash" draw:stroke-dash="Ultrafine_20_Dashed" svg:stroke-color="#ff0000" draw:fill="solid" draw:fill-color="#ffffff" draw:opacity="0%" draw:textarea-horizontal-align="justify" draw:textarea-vertical-align="middle" draw:auto-grow-height="false" fo:min-height="0.6cm" fo:min-width="0.703cm" draw:shadow-opacity="0%" loext:decorative="false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000080"/>
      <style:paragraph-properties fo:text-align="center"/>
    </style:style>
    <style:style style:name="P10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3.399cm" svg:height="0.799cm" svg:x="9.6cm" svg:y="9.7cm" svg:viewBox="0 0 3400 800" draw:points="3400,0 1899,0 1649,500 649,500 399,0 0,0 100,300 50,450 100,700 400,800 1150,700 2150,750 2700,700 3050,700 3400,800">
          <text:p/>
        </draw:polygon>
        <draw:line draw:style-name="gr2" draw:text-style-name="P2" draw:layer="layout" svg:x1="2cm" svg:y1="6.6cm" svg:x2="2cm" svg:y2="11.6cm">
          <text:p/>
        </draw:line>
        <draw:line draw:style-name="gr3" draw:text-style-name="P2" draw:layer="layout" svg:x1="3.7cm" svg:y1="4.9cm" svg:x2="3.702cm" svg:y2="5.55cm">
          <text:p/>
        </draw:line>
        <draw:line draw:style-name="gr2" draw:text-style-name="P2" draw:layer="layout" svg:x1="3.7cm" svg:y1="6.25cm" svg:x2="3.7cm" svg:y2="6.65cm">
          <text:p/>
        </draw:line>
        <draw:line draw:style-name="gr2" draw:text-style-name="P2" draw:layer="layout" svg:x1="4.25cm" svg:y1="6.6cm" svg:x2="4.25cm" svg:y2="8.9cm">
          <text:p/>
        </draw:line>
        <draw:line draw:style-name="gr2" draw:text-style-name="P2" draw:layer="layout" svg:x1="14.1cm" svg:y1="6.5cm" svg:x2="14.9cm" svg:y2="6.5cm">
          <text:p/>
        </draw:line>
        <draw:line draw:style-name="gr4" draw:text-style-name="P2" draw:layer="layout" svg:x1="3.7cm" svg:y1="6.5cm" svg:x2="3.7cm" svg:y2="7.2cm">
          <text:p/>
        </draw:line>
        <draw:custom-shape draw:style-name="gr5" draw:text-style-name="P3" draw:layer="layout" svg:width="0.2cm" svg:height="0.2cm" svg:x="4.14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4.14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7cm" svg:height="0.7cm" svg:x="2.8cm" svg:y="8.1cm">
          <draw:text-box>
            <text:p text:style-name="P4">90</text:p>
          </draw:text-box>
        </draw:frame>
        <draw:polygon draw:style-name="gr8" draw:text-style-name="P2" draw:layer="layout" svg:width="11.999cm" svg:height="1.299cm" svg:x="2cm" svg:y="5.2cm" svg:viewBox="0 0 12000 1300" draw:points="0,0 700,0 800,300 1300,300 1400,0 3400,0 3900,0 4000,300 4500,300 4600,0 7400,0 7500,300 8000,300 8100,0 9100,0 10600,0 10700,300 11200,300 11300,0 12000,0 12000,1300 0,1300">
          <text:p/>
        </draw:polygon>
        <draw:line draw:style-name="gr9" draw:text-style-name="P2" draw:layer="layout" svg:x1="3.942cm" svg:y1="6.25cm" svg:x2="4.542cm" svg:y2="6.25cm">
          <text:p/>
        </draw:line>
        <draw:line draw:style-name="gr10" draw:text-style-name="P2" draw:layer="layout" svg:x1="14.8cm" svg:y1="5.2cm" svg:x2="14.8cm" svg:y2="6.5cm">
          <text:p/>
        </draw:line>
        <draw:line draw:style-name="gr2" draw:text-style-name="P2" draw:layer="layout" svg:x1="14.1cm" svg:y1="5.2cm" svg:x2="14.9cm" svg:y2="5.2cm">
          <text:p/>
        </draw:line>
        <draw:frame draw:style-name="gr7" draw:text-style-name="P5" draw:layer="layout" svg:width="0.9cm" svg:height="0.862cm" svg:x="15cm" svg:y="5.338cm">
          <draw:text-box>
            <text:p text:style-name="P4">50</text:p>
          </draw:text-box>
        </draw:frame>
        <draw:line draw:style-name="gr2" draw:text-style-name="P2" draw:layer="layout" svg:x1="3.7cm" svg:y1="5.5cm" svg:x2="3.7cm" svg:y2="6.3cm">
          <text:p/>
        </draw:line>
        <draw:line draw:style-name="gr9" draw:text-style-name="P2" draw:layer="layout" svg:x1="3.942cm" svg:y1="5.5cm" svg:x2="4.542cm" svg:y2="5.5cm">
          <text:p/>
        </draw:line>
        <draw:frame draw:style-name="gr11" draw:text-style-name="P6" draw:layer="layout" svg:width="10.397cm" svg:height="1.216cm" svg:x="2.001cm" svg:y="1.8cm">
          <draw:text-box>
            <text:p><text:span text:style-name="T1">Modul M13: Seitenteil Ost 1</text:span></text:p>
          </draw:text-box>
        </draw:frame>
        <draw:custom-shape draw:style-name="gr6" draw:text-style-name="P3" draw:layer="layout" svg:width="0.2cm" svg:height="0.2cm" svg:x="4.15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4.242cm" svg:y1="5cm" svg:x2="4.242cm" svg:y2="6.6cm">
          <text:p/>
        </draw:line>
        <draw:line draw:style-name="gr10" draw:text-style-name="P2" draw:layer="layout" svg:x1="2cm" svg:y1="11.496cm" svg:x2="14cm" svg:y2="11.5cm">
          <text:p/>
        </draw:line>
        <draw:line draw:style-name="gr2" draw:text-style-name="P2" draw:layer="layout" svg:x1="14cm" svg:y1="6.6cm" svg:x2="14cm" svg:y2="11.6cm">
          <text:p/>
        </draw:line>
        <draw:line draw:style-name="gr2" draw:text-style-name="P2" draw:layer="layout" svg:x1="3.6cm" svg:y1="6.25cm" svg:x2="4.1cm" svg:y2="6.25cm">
          <text:p/>
        </draw:line>
        <draw:polygon draw:style-name="gr8" draw:text-style-name="P2" draw:layer="layout" svg:width="1.799cm" svg:height="0.619cm" svg:x="7.1cm" svg:y="5.498cm" svg:viewBox="0 0 1800 620" draw:points="0,0 1800,0 1800,620 0,620">
          <text:p/>
        </draw:polygon>
        <draw:line draw:style-name="gr10" draw:text-style-name="P2" draw:layer="layout" svg:x1="2cm" svg:y1="10.6cm" svg:x2="7.1cm" svg:y2="10.6cm">
          <text:p/>
        </draw:line>
        <draw:line draw:style-name="gr10" draw:text-style-name="P2" draw:layer="layout" svg:x1="2cm" svg:y1="8.8cm" svg:x2="4.25cm" svg:y2="8.8cm">
          <text:p/>
        </draw:line>
        <draw:frame draw:style-name="gr7" draw:text-style-name="P5" draw:layer="layout" svg:width="1.1cm" svg:height="0.7cm" svg:x="7.7cm" svg:y="10.8cm">
          <draw:text-box>
            <text:p text:style-name="P4">480</text:p>
          </draw:text-box>
        </draw:frame>
        <draw:line draw:style-name="gr2" draw:text-style-name="P2" draw:layer="layout" svg:x1="7.1cm" svg:y1="6.6cm" svg:x2="7.1cm" svg:y2="10.7cm">
          <text:p/>
        </draw:line>
        <draw:line draw:style-name="gr10" draw:text-style-name="P2" draw:layer="layout" svg:x1="7.1cm" svg:y1="10.6cm" svg:x2="8.9cm" svg:y2="10.6cm">
          <text:p/>
        </draw:line>
        <draw:line draw:style-name="gr2" draw:text-style-name="P2" draw:layer="layout" svg:x1="8.9cm" svg:y1="6.6cm" svg:x2="8.9cm" svg:y2="10.7cm">
          <text:p/>
        </draw:line>
        <draw:frame draw:style-name="gr7" draw:text-style-name="P5" draw:layer="layout" svg:width="0.7cm" svg:height="0.7cm" svg:x="7.7cm" svg:y="9.9cm">
          <draw:text-box>
            <text:p text:style-name="P4">72</text:p>
          </draw:text-box>
        </draw:frame>
        <draw:custom-shape draw:style-name="gr12" draw:text-style-name="P7" draw:layer="layout" svg:width="0.2cm" svg:height="0.2cm" svg:x="10.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0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0.2cm" svg:y1="6.25cm" svg:x2="10.8cm" svg:y2="6.25cm">
          <text:p/>
        </draw:line>
        <draw:line draw:style-name="gr9" draw:text-style-name="P2" draw:layer="layout" svg:x1="10.2cm" svg:y1="5.5cm" svg:x2="10.8cm" svg:y2="5.5cm">
          <text:p/>
        </draw:line>
        <draw:custom-shape draw:style-name="gr12" draw:text-style-name="P7" draw:layer="layout" svg:width="0.2cm" svg:height="0.2cm" svg:x="10.4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0.5cm" svg:y1="5cm" svg:x2="10.5cm" svg:y2="6.6cm">
          <text:p/>
        </draw:line>
        <draw:frame draw:style-name="gr7" draw:text-style-name="P5" draw:layer="layout" svg:width="0.7cm" svg:height="0.6cm" svg:x="9.35cm" svg:y="5.648cm">
          <draw:text-box>
            <text:p text:style-name="P4">25</text:p>
          </draw:text-box>
        </draw:frame>
        <draw:frame draw:style-name="gr7" draw:text-style-name="P5" draw:layer="layout" svg:width="0.7cm" svg:height="0.6cm" svg:x="9.25cm" svg:y="5.198cm">
          <draw:text-box>
            <text:p text:style-name="P4">10</text:p>
          </draw:text-box>
        </draw:frame>
        <draw:line draw:style-name="gr2" draw:text-style-name="P2" draw:layer="layout" svg:x1="8.85cm" svg:y1="6.148cm" svg:x2="9.25cm" svg:y2="6.148cm">
          <text:p/>
        </draw:line>
        <draw:line draw:style-name="gr2" draw:text-style-name="P2" draw:layer="layout" svg:x1="8.85cm" svg:y1="5.498cm" svg:x2="9.25cm" svg:y2="5.498cm">
          <text:p/>
        </draw:line>
        <draw:line draw:style-name="gr4" draw:text-style-name="P2" draw:layer="layout" svg:x1="9.15cm" svg:y1="6.149cm" svg:x2="9.15cm" svg:y2="6.849cm">
          <text:p/>
        </draw:line>
        <draw:line draw:style-name="gr2" draw:text-style-name="P2" draw:layer="layout" svg:x1="9.15cm" svg:y1="6.2cm" svg:x2="9.15cm" svg:y2="5.2cm">
          <text:p/>
        </draw:line>
        <draw:line draw:style-name="gr2" draw:text-style-name="P2" draw:layer="layout" svg:x1="9.05cm" svg:y1="5.598cm" svg:x2="9.25cm" svg:y2="5.398cm">
          <text:p/>
        </draw:line>
        <draw:line draw:style-name="gr3" draw:text-style-name="P2" draw:layer="layout" svg:x1="9.15cm" svg:y1="4.498cm" svg:x2="9.152cm" svg:y2="5.198cm">
          <text:p/>
        </draw:line>
        <draw:line draw:style-name="gr2" draw:text-style-name="P2" draw:layer="layout" svg:x1="4.41cm" svg:y1="6.091cm" svg:x2="4.089cm" svg:y2="6.41cm">
          <text:p/>
        </draw:line>
        <draw:line draw:style-name="gr13" draw:text-style-name="P2" draw:layer="layout" svg:x1="4.65cm" svg:y1="5.851cm" svg:x2="4.329cm" svg:y2="6.17cm">
          <text:p/>
        </draw:line>
        <draw:line draw:style-name="gr13" draw:text-style-name="P2" draw:layer="layout" svg:x1="3.85cm" svg:y1="6.651cm" svg:x2="4.171cm" svg:y2="6.332cm">
          <text:p/>
        </draw:line>
        <draw:frame draw:style-name="gr7" draw:text-style-name="P5" draw:layer="layout" svg:width="0.7cm" svg:height="0.6cm" svg:x="2.9cm" svg:y="5.95cm">
          <draw:text-box>
            <text:p text:style-name="P4">10</text:p>
          </draw:text-box>
        </draw:frame>
        <draw:frame draw:style-name="gr7" draw:text-style-name="P5" draw:layer="layout" svg:width="0.7cm" svg:height="0.6cm" svg:x="2.9cm" svg:y="5.501cm">
          <draw:text-box>
            <text:p text:style-name="P4">30</text:p>
          </draw:text-box>
        </draw:frame>
        <draw:line draw:style-name="gr2" draw:text-style-name="P2" draw:layer="layout" svg:x1="3.6cm" svg:y1="6.35cm" svg:x2="3.8cm" svg:y2="6.15cm">
          <text:p/>
        </draw:line>
        <draw:line draw:style-name="gr2" draw:text-style-name="P2" draw:layer="layout" svg:x1="3.6cm" svg:y1="5.5cm" svg:x2="4.1cm" svg:y2="5.5cm">
          <text:p/>
        </draw:line>
        <draw:g draw:style-name="gr14">
          <draw:line draw:style-name="gr15" draw:text-style-name="P2" draw:layer="layout" svg:x1="7.998cm" svg:y1="4.998cm" svg:x2="7.998cm" svg:y2="5.298cm">
            <text:p/>
          </draw:line>
          <draw:custom-shape draw:style-name="gr16" draw:text-style-name="P8" draw:layer="layout" svg:width="0.015cm" svg:height="0.02cm" svg:x="7.99cm" svg:y="5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7.998cm" svg:y1="5.5cm" svg:x2="7.998cm" svg:y2="5.8cm">
            <text:p/>
          </draw:line>
          <draw:custom-shape draw:style-name="gr16" draw:text-style-name="P8" draw:layer="layout" svg:width="0.015cm" svg:height="0.02cm" svg:x="7.991cm" svg:y="5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7.999cm" svg:y1="6.001cm" svg:x2="7.999cm" svg:y2="6.301cm">
            <text:p/>
          </draw:line>
          <draw:custom-shape draw:style-name="gr16" draw:text-style-name="P8" draw:layer="layout" svg:width="0.015cm" svg:height="0.02cm" svg:x="7.992cm" svg:y="6.3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8cm" svg:y1="6.503cm" svg:x2="8cm" svg:y2="6.803cm">
            <text:p/>
          </draw:line>
          <draw:custom-shape draw:style-name="gr16" draw:text-style-name="P8" draw:layer="layout" svg:width="0.016cm" svg:height="0.02cm" svg:x="7.992cm" svg:y="6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8.001cm" svg:y1="7.004cm" svg:x2="8.001cm" svg:y2="7.304cm">
            <text:p/>
          </draw:line>
          <draw:custom-shape draw:style-name="gr16" draw:text-style-name="P8" draw:layer="layout" svg:width="0.015cm" svg:height="0.02cm" svg:x="7.993cm" svg:y="7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8.002cm" svg:y1="7.506cm" svg:x2="8.002cm" svg:y2="7.806cm">
            <text:p/>
          </draw:line>
          <draw:custom-shape draw:style-name="gr16" draw:text-style-name="P8" draw:layer="layout" svg:width="0.015cm" svg:height="0.02cm" svg:x="7.994cm" svg:y="7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8.002cm" svg:y1="8.008cm" svg:x2="8.002cm" svg:y2="8.308cm">
            <text:p/>
          </draw:line>
          <draw:custom-shape draw:style-name="gr16" draw:text-style-name="P8" draw:layer="layout" svg:width="0.015cm" svg:height="0.02cm" svg:x="7.995cm" svg:y="8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7" draw:layer="layout" svg:width="0.2cm" svg:height="0.2cm" svg:x="5.39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5.39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cm" svg:height="0.2cm" svg:x="5.4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5cm" svg:y1="6.6cm" svg:x2="5.5cm" svg:y2="9.801cm">
          <text:p/>
        </draw:line>
        <draw:frame draw:style-name="gr7" draw:text-style-name="P5" draw:layer="layout" svg:width="1.1cm" svg:height="0.7cm" svg:x="3.2cm" svg:y="9cm">
          <draw:text-box>
            <text:p text:style-name="P4">140</text:p>
          </draw:text-box>
        </draw:frame>
        <draw:line draw:style-name="gr10" draw:text-style-name="P2" draw:layer="layout" svg:x1="2cm" svg:y1="9.7cm" svg:x2="5.5cm" svg:y2="9.7cm">
          <text:p/>
        </draw:line>
        <draw:frame draw:style-name="gr7" draw:text-style-name="P5" draw:layer="layout" svg:width="1.1cm" svg:height="0.7cm" svg:x="4.2cm" svg:y="9.9cm">
          <draw:text-box>
            <text:p text:style-name="P4">204</text:p>
          </draw:text-box>
        </draw:frame>
        <draw:custom-shape draw:style-name="gr5" draw:text-style-name="P3" draw:layer="layout" svg:width="0.2cm" svg:height="0.2cm" svg:x="11.65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1.65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1.45cm" svg:y1="6.251cm" svg:x2="12.05cm" svg:y2="6.251cm">
          <text:p/>
        </draw:line>
        <draw:line draw:style-name="gr9" draw:text-style-name="P2" draw:layer="layout" svg:x1="11.45cm" svg:y1="5.501cm" svg:x2="12.05cm" svg:y2="5.501cm">
          <text:p/>
        </draw:line>
        <draw:custom-shape draw:style-name="gr5" draw:text-style-name="P3" draw:layer="layout" svg:width="0.2cm" svg:height="0.2cm" svg:x="11.65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1.75cm" svg:y1="5cm" svg:x2="11.75cm" svg:y2="6.6cm">
          <text:p/>
        </draw:line>
        <draw:custom-shape draw:style-name="gr17" draw:text-style-name="P9" draw:layer="layout" svg:width="0.2cm" svg:height="0.2cm" svg:x="7.55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8.25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65cm" svg:y1="4.798cm" svg:x2="7.65cm" svg:y2="5.198cm">
          <text:p/>
        </draw:line>
        <draw:line draw:style-name="gr2" draw:text-style-name="P2" draw:layer="layout" svg:x1="8.35cm" svg:y1="4.798cm" svg:x2="8.35cm" svg:y2="5.198cm">
          <text:p/>
        </draw:line>
        <draw:line draw:style-name="gr18" draw:text-style-name="P2" draw:layer="layout" svg:x1="7.65cm" svg:y1="4.898cm" svg:x2="8.35cm" svg:y2="4.898cm">
          <text:p/>
        </draw:line>
        <draw:frame draw:style-name="gr7" draw:text-style-name="P5" draw:layer="layout" svg:width="0.6cm" svg:height="0.538cm" svg:x="7.75cm" svg:y="4.36cm">
          <draw:text-box>
            <text:p text:style-name="P4">30</text:p>
          </draw:text-box>
        </draw:frame>
        <draw:line draw:style-name="gr19" draw:text-style-name="P2" draw:layer="layout" svg:x1="6.893cm" svg:y1="4.798cm" svg:x2="6.893cm" svg:y2="5.198cm">
          <text:p/>
        </draw:line>
        <draw:line draw:style-name="gr3" draw:text-style-name="P2" draw:layer="layout" svg:x1="6.893cm" svg:y1="5.898cm" svg:x2="6.893cm" svg:y2="5.298cm">
          <text:p/>
        </draw:line>
        <draw:line draw:style-name="gr2" draw:text-style-name="P2" draw:layer="layout" svg:x1="6.75cm" svg:y1="5.298cm" svg:x2="7.65cm" svg:y2="5.298cm">
          <text:p/>
        </draw:line>
        <draw:line draw:style-name="gr2" draw:text-style-name="P2" draw:layer="layout" svg:x1="6.893cm" svg:y1="5.098cm" svg:x2="6.893cm" svg:y2="5.398cm">
          <text:p/>
        </draw:line>
        <draw:frame draw:style-name="gr7" draw:text-style-name="P5" draw:layer="layout" svg:width="0.3cm" svg:height="0.538cm" svg:x="7.05cm" svg:y="4.66cm">
          <draw:text-box>
            <text:p text:style-name="P4">5</text:p>
          </draw:text-box>
        </draw:frame>
        <draw:frame draw:style-name="gr7" draw:text-style-name="P5" draw:layer="layout" svg:width="0.3cm" svg:height="0.6cm" svg:x="4.75cm" svg:y="5.551cm">
          <draw:text-box>
            <text:p text:style-name="P4">2</text:p>
          </draw:text-box>
        </draw:frame>
        <draw:line draw:style-name="gr9" draw:text-style-name="P2" draw:layer="layout" svg:x1="5.5cm" svg:y1="5cm" svg:x2="5.5cm" svg:y2="6.6cm">
          <text:p/>
        </draw:line>
        <draw:line draw:style-name="gr2" draw:text-style-name="P2" draw:layer="layout" svg:x1="10.251cm" svg:y1="9.352cm" svg:x2="10.251cm" svg:y2="10.152cm">
          <text:p/>
        </draw:line>
        <draw:line draw:style-name="gr18" draw:text-style-name="P2" draw:layer="layout" svg:x1="11.501cm" svg:y1="8.952cm" svg:x2="13.001cm" svg:y2="8.952cm">
          <text:p/>
        </draw:line>
        <draw:line draw:style-name="gr2" draw:text-style-name="P2" draw:layer="layout" svg:x1="11.451cm" svg:y1="9.402cm" svg:x2="10.001cm" svg:y2="9.402cm">
          <text:p/>
        </draw:line>
        <draw:line draw:style-name="gr19" draw:text-style-name="P2" draw:layer="layout" svg:x1="9.501cm" svg:y1="9.402cm" svg:x2="10.001cm" svg:y2="9.402cm">
          <text:p/>
        </draw:line>
        <draw:line draw:style-name="gr2" draw:text-style-name="P2" draw:layer="layout" svg:x1="11.251cm" svg:y1="9.352cm" svg:x2="11.251cm" svg:y2="10.152cm">
          <text:p/>
        </draw:line>
        <draw:line draw:style-name="gr18" draw:text-style-name="P2" draw:layer="layout" svg:x1="10.001cm" svg:y1="8.952cm" svg:x2="11.501cm" svg:y2="8.952cm">
          <text:p/>
        </draw:line>
        <draw:line draw:style-name="gr2" draw:text-style-name="P2" draw:layer="layout" svg:x1="13.001cm" svg:y1="8.902cm" svg:x2="13.001cm" svg:y2="9.202cm">
          <text:p/>
        </draw:line>
        <draw:line draw:style-name="gr2" draw:text-style-name="P2" draw:layer="layout" svg:x1="10.001cm" svg:y1="8.902cm" svg:x2="10.001cm" svg:y2="9.652cm">
          <text:p/>
        </draw:line>
        <draw:line draw:style-name="gr2" draw:text-style-name="P2" draw:layer="layout" svg:x1="11.501cm" svg:y1="8.902cm" svg:x2="11.501cm" svg:y2="9.652cm">
          <text:p/>
        </draw:line>
        <draw:line draw:style-name="gr20" draw:text-style-name="P2" draw:layer="layout" svg:x1="11.451cm" svg:y1="9.402cm" svg:x2="11.951cm" svg:y2="9.402cm">
          <text:p/>
        </draw:line>
        <draw:line draw:style-name="gr2" draw:text-style-name="P2" draw:layer="layout" svg:x1="10.301cm" svg:y1="9.352cm" svg:x2="10.201cm" svg:y2="9.452cm">
          <text:p/>
        </draw:line>
        <draw:line draw:style-name="gr2" draw:text-style-name="P2" draw:layer="layout" svg:x1="11.301cm" svg:y1="9.352cm" svg:x2="11.201cm" svg:y2="9.452cm">
          <text:p/>
        </draw:line>
        <draw:frame draw:style-name="gr7" draw:text-style-name="P5" draw:layer="layout" svg:width="0.35cm" svg:height="0.35cm" svg:x="12.051cm" svg:y="8.601cm">
          <draw:text-box>
            <text:p text:style-name="P4">30</text:p>
          </draw:text-box>
        </draw:frame>
        <draw:frame draw:style-name="gr7" draw:text-style-name="P5" draw:layer="layout" svg:width="0.35cm" svg:height="0.35cm" svg:x="10.551cm" svg:y="8.601cm">
          <draw:text-box>
            <text:p text:style-name="P4">30</text:p>
          </draw:text-box>
        </draw:frame>
        <draw:frame draw:style-name="gr7" draw:text-style-name="P5" draw:layer="layout" svg:width="0.35cm" svg:height="0.35cm" svg:x="10.551cm" svg:y="9.051cm">
          <draw:text-box>
            <text:p text:style-name="P4">20</text:p>
          </draw:text-box>
        </draw:frame>
        <draw:frame draw:style-name="gr7" draw:text-style-name="P5" draw:layer="layout" svg:width="0.15cm" svg:height="0.35cm" svg:x="11.301cm" svg:y="9.051cm">
          <draw:text-box>
            <text:p text:style-name="P4">5</text:p>
          </draw:text-box>
        </draw:frame>
        <draw:frame draw:style-name="gr7" draw:text-style-name="P5" draw:layer="layout" svg:width="0.15cm" svg:height="0.35cm" svg:x="10.051cm" svg:y="9.051cm">
          <draw:text-box>
            <text:p text:style-name="P4">5</text:p>
          </draw:text-box>
        </draw:frame>
        <draw:custom-shape draw:style-name="gr21" draw:text-style-name="P10" draw:layer="layout" svg:width="4.5cm" svg:height="3.4cm" svg:x="9.2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5cm" svg:height="0.6cm" svg:x="10.851cm" svg:y="8.001cm">
          <draw:text-box>
            <text:p text:style-name="P4">Detail Z:</text:p>
          </draw:text-box>
        </draw:frame>
        <draw:line draw:style-name="gr2" draw:text-style-name="P2" draw:layer="layout" svg:x1="12.6cm" svg:y1="10.2cm" svg:x2="11.301cm" svg:y2="10.201cm">
          <text:p/>
        </draw:line>
        <draw:line draw:style-name="gr22" draw:text-style-name="P2" draw:layer="layout" svg:x1="12.501cm" svg:y1="10.201cm" svg:x2="12.501cm" svg:y2="9.701cm">
          <text:p/>
        </draw:line>
        <draw:frame draw:style-name="gr7" draw:text-style-name="P5" draw:layer="layout" svg:width="0.35cm" svg:height="0.35cm" svg:x="12.001cm" svg:y="9.801cm">
          <draw:text-box>
            <text:p text:style-name="P4">10</text:p>
          </draw:text-box>
        </draw:frame>
        <draw:custom-shape draw:style-name="gr23" draw:text-style-name="P10" draw:layer="layout" svg:width="1.699cm" svg:height="1.2cm" svg:x="12.4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cm" svg:height="0.5cm" svg:x="12.7cm" svg:y="4.701cm">
          <draw:text-box>
            <text:p text:style-name="P4">Detail Z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9T11:41:25.022963700</dc:date>
    <meta:editing-duration>PT12H54M44S</meta:editing-duration>
    <meta:editing-cycles>49</meta:editing-cycles>
    <meta:generator>LibreOffice/25.2.3.2$Windows_X86_64 LibreOffice_project/bbb074479178df812d175f709636b368952c2ce3</meta:generator>
    <meta:print-date>2012-01-01T18:21:47.65</meta:print-date>
    <meta:document-statistic meta:object-count="117"/>
  </office:meta>
</office:document-meta>
</file>